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paragraph-properties fo:text-align="justify" style:justify-single-word="false" fo:break-before="page"/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 style:parent-style-name="Preformatted_20_Text">
      <style:paragraph-properties fo:text-align="justify" style:justify-single-word="false">
        <style:tab-stops>
          <style:tab-stop style:position="15cm" style:leader-style="solid" style:leader-text="_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Preformatted_20_Text">
      <style:paragraph-properties fo:text-align="justify" style:justify-single-word="false">
        <style:tab-stops>
          <style:tab-stop style:position="15cm" style:leader-style="solid" style:leader-text="_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Preformatted_20_Text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hilippe PITTOLI</text:p>
      <text:p text:style-name="P3">L2S4 Informatique</text:p>
      <text:p text:style-name="P4"/>
      <text:p text:style-name="P4"/>
      <text:p text:style-name="P4"/>
      <text:p text:style-name="P10">PERSONAL FILE</text:p>
      <text:p text:style-name="P4"/>
      <text:p text:style-name="P4"/>
      <text:p text:style-name="P4"/>
      <text:p text:style-name="P5">Week from 29th September to 5th October</text:p>
      <text:p text:style-name="P6">Total = 19h35</text:p>
      <text:p text:style-name="P8"/>
      <text:p text:style-name="P8">I watched 25 episodes of the series "Lost" (~42 minutes each) in English with French subtitles. I have already watched this serie, but this time I decided to watch it again not only to enjoy the story, but above all to hear the characters talking, and try not to take a look at the subtitles.</text:p>
      <text:p text:style-name="P6">17 hours 30.</text:p>
      <text:p text:style-name="P8"/>
      <text:p text:style-name="P8">I spent 2h to read the news on slashdot.org.</text:p>
      <text:p text:style-name="P8">I learned :</text:p>
      <text:p text:style-name="P8"><text:s text:c="8"/>- <text:s text:c="6"/>"undisclosed" (non divulgué),</text:p>
      <text:p text:style-name="P8"><text:s text:c="8"/>- <text:s text:c="6"/>"sum up" (récapituler),</text:p>
      <text:p text:style-name="P8"><text:s text:c="8"/>- <text:s text:c="6"/>"pump out" (débiter),</text:p>
      <text:p text:style-name="P8"><text:s text:c="8"/>- <text:s text:c="6"/>"stiff" (raide),</text:p>
      <text:p text:style-name="P8"><text:s text:c="8"/>- <text:s text:c="6"/>"at odds" (en conflit),</text:p>
      <text:p text:style-name="P8"><text:s text:c="8"/>- <text:s text:c="6"/>"odds" (côte),</text:p>
      <text:p text:style-name="P8"><text:s text:c="8"/>- <text:s text:c="6"/>"furthermore" (de plus),</text:p>
      <text:p text:style-name="P8"><text:s text:c="8"/>- <text:s text:c="6"/>"further" (plus amples, plus),</text:p>
      <text:p text:style-name="P8"><text:s text:c="8"/>- <text:s text:c="6"/>"oddity" (excentrique).</text:p>
      <text:p text:style-name="P6">2 hours.</text:p>
      <text:p text:style-name="P8"/>
      <text:p text:style-name="P8">I read this web page : http://www.shredderchallenge.com/Default.aspx</text:p>
      <text:p text:style-name="P8">It's about some war documents which were destroyed (shredded). The project is to find a way to fix these. The one who will have computer skills enough to succeed, can gain $50,000.</text:p>
      <text:p text:style-name="P8">I learned :</text:p>
      <text:p text:style-name="P8"><text:s text:c="8"/>- <text:s text:c="6"/>"remnant" (reste),</text:p>
      <text:p text:style-name="P8"><text:s text:c="8"/>- <text:s text:c="6"/>"shredded" (découpé, this is also a slang word used for a guitar technique called "shredding")</text:p>
      <text:p text:style-name="P6">5 minutes.</text:p>
      <text:p text:style-name="P8"/>
      <text:p text:style-name="P8"/>
      <text:p text:style-name="P8"/>
      <text:p text:style-name="P9"><text:tab/></text:p>
      <text:p text:style-name="P5">Week from 6th to 12th October</text:p>
      <text:p text:style-name="P6">Total = 27h45</text:p>
      <text:p text:style-name="P8"/>
      <text:p text:style-name="P8">I continued to watch "Lost", and watched exactly 15 episodes.</text:p>
      <text:p text:style-name="P6">10 hours 30.</text:p>
      <text:p text:style-name="P8"/>
      <text:p text:style-name="P8">I watched several episodes of series "Oz" in original version, at least, 2 episodes a day (an episode lasts about 55 minutes).</text:p>
      <text:p text:style-name="P8">It's difficult to say which word in particular I learned. </text:p>
      <text:p text:style-name="P8">But what I'm sure about is, by listening to American English every day, I get used to hearing this sound, and I understand better when an American is talking.</text:p>
      <text:p text:style-name="P6">14 hours.</text:p>
      <text:p text:style-name="P8"/>
      <text:p text:style-name="P8"><text:soft-page-break/>9th October 2011 : I watched the first episode of the series "Breaking Bad" in English with English subtitles.</text:p>
      <text:p text:style-name="P8">I learned the expressions "admission of guilt" and "in custody" (en détention).</text:p>
      <text:p text:style-name="P6">45 minutes.</text:p>
      <text:p text:style-name="P8"/>
      <text:p text:style-name="P8"/>
      <text:p text:style-name="P8"/>
      <text:p text:style-name="P9"><text:tab/></text:p>
      <text:p text:style-name="P8"><text:span text:style-name="T1">Week from 13th to 19th October</text:span></text:p>
      <text:p text:style-name="P6">Total = 22h25</text:p>
      <text:p text:style-name="P8"/>
      <text:p text:style-name="P8">I continued to watch "Lost", I watched 21 episodes.</text:p>
      <text:p text:style-name="P6">14 hours 40.</text:p>
      <text:p text:style-name="P8"/>
      <text:p text:style-name="P8">I watched one episode of the "Oz" series a day.</text:p>
      <text:p text:style-name="P6">7 hours.</text:p>
      <text:p text:style-name="P8"/>
      <text:p text:style-name="P8">I watched some images on image boards and I learned :</text:p>
      <text:p text:style-name="P8"><text:s text:c="8"/>- <text:s text:c="6"/>"rainforest" (forêt tropicale),</text:p>
      <text:p text:style-name="P8"><text:s text:c="8"/>- <text:s text:c="6"/>"keep under wraps" (emballer),</text:p>
      <text:p text:style-name="P8"><text:s text:c="8"/>- <text:s text:c="6"/>"under wraps" (secret),</text:p>
      <text:p text:style-name="P8"><text:s text:c="8"/>- <text:s text:c="6"/>"wrap" (peignoir),</text:p>
      <text:p text:style-name="P8"><text:s text:c="8"/>- <text:s text:c="6"/>"silly" (foolish, absurde),</text:p>
      <text:p text:style-name="P8"><text:s text:c="8"/>- <text:s text:c="6"/>"stapler" (agrafeuse)</text:p>
      <text:p text:style-name="P6">45 minutes.</text:p>
      <text:p text:style-name="P8"/>
      <text:p text:style-name="P8"/>
      <text:p text:style-name="P8"/>
      <text:p text:style-name="P9"><text:tab/></text:p>
      <text:p text:style-name="P5">Week from 20th to 26th October</text:p>
      <text:p text:style-name="P6">Total = 23h50</text:p>
      <text:p text:style-name="P8"/>
      <text:p text:style-name="P8">I watched 30 episodes of "Lost" (there are 121 episodes in total).</text:p>
      <text:p text:style-name="P6">21 hours.</text:p>
      <text:p text:style-name="P8"/>
      <text:p text:style-name="P8">I also watched a lot of pictures on Web logs like "cyanide &amp; happiness" or on image boards (4chan) and I learned some words or expressions like :</text:p>
      <text:p text:style-name="P8"><text:s text:c="8"/>- <text:s text:c="6"/>"You're tripping me" (tu me gênes),</text:p>
      <text:p text:style-name="P8"><text:s text:c="8"/>- <text:s text:c="6"/>"I find her impossible to wear" (je la trouve insupportable),</text:p>
      <text:p text:style-name="P8"><text:s text:c="8"/>- <text:s text:c="6"/>"to wear out" (s'user),</text:p>
      <text:p text:style-name="P8"><text:s text:c="8"/>- <text:s text:c="6"/>"gathering" (réunion, rassemblement),</text:p>
      <text:p text:style-name="P8"><text:s text:c="8"/>- <text:s text:c="6"/>"nail" (clou),</text:p>
      <text:p text:style-name="P8"><text:s text:c="8"/>- <text:s text:c="6"/>"to wear off" (se dissiper, passer) -&gt; "I was shocked, but that wore off after a week or two."</text:p>
      <text:p text:style-name="P8"><text:s text:c="8"/>- <text:s text:c="6"/>"fathom" (comprendre) -&gt; "I couldn't fathom, either."</text:p>
      <text:p text:style-name="P8"><text:s text:c="8"/>- <text:s text:c="6"/>"to be maxed out" (être saturé)</text:p>
      <text:p text:style-name="P6">2 hours 30.</text:p>
      <text:p text:style-name="P8"/>
      <text:p text:style-name="P2">I read an introduction about the LUA programming language with the LÖVE framework which makes the development of games or graphical user interfaces easier.</text:p>
      <text:p text:style-name="P6">20 minutes.</text:p>
      <text:p text:style-name="P8"/>
      <text:p text:style-name="P8"><text:s text:c="8"/>- <text:s text:c="6"/>"instructions sets" (fiches d'instructions),</text:p>
      <text:p text:style-name="P8"><text:s text:c="8"/>- <text:s text:c="6"/>"stealth brag" (vanter furtivement),</text:p>
      <text:p text:style-name="P8"><text:s text:c="8"/>- <text:s text:c="6"/>"planging" (plongeant),</text:p>
      <text:p text:style-name="P8"><text:s text:c="8"/>- <text:s text:c="6"/>"vivid" (vive, franppant, brillant),</text:p>
      <text:p text:style-name="P8"><text:s text:c="8"/>- <text:s text:c="6"/>"accurately" (précisément),</text:p>
      <text:p text:style-name="P8"><text:s text:c="8"/>- <text:s text:c="6"/>"rodent" (rongeur),</text:p>
      <text:p text:style-name="P8"><text:s text:c="8"/>- <text:s text:c="6"/>"nibble" (grignoter),</text:p>
      <text:p text:style-name="P8"><text:s text:c="8"/>- <text:s text:c="6"/>"wonder" (se demander),</text:p>
      <text:p text:style-name="P8"><text:s text:c="8"/>- <text:s text:c="6"/>"loan" (emprunt),</text:p>
      <text:p text:style-name="P8"><text:s text:c="8"/>- <text:s text:c="6"/>"to wonder about" (penser à qch),</text:p>
      <text:p text:style-name="P8"><text:s text:c="8"/>- <text:s text:c="6"/>"chill" (rafraichir, frisson),</text:p>
      <text:p text:style-name="P8"><text:s text:c="8"/>- <text:s text:c="6"/>"bikeshedding" (The implied image is of people arguing over what color to paint the bicycle shed while the house is not finished - Wictionary)</text:p>
      <text:p text:style-name="P8"><text:s text:c="8"/>- <text:s text:c="6"/>"SFW" (Safe For Work),</text:p>
      <text:p text:style-name="P8"><text:s text:c="8"/>- <text:s text:c="6"/>"junk" (camelote, déchet),</text:p>
      <text:p text:style-name="P8"><text:s text:c="8"/>- <text:s text:c="6"/>"plague" (plaie, fléau),</text:p>
      <text:p text:style-name="P8"><text:s text:c="8"/>- <text:s text:c="6"/>"hassle" (harceler, tracas, provoquer)</text:p>
      <text:p text:style-name="P8"><text:s text:c="8"/>- <text:s text:c="6"/>"chowder" (soupe épaisse),</text:p>
      <text:p text:style-name="P8"><text:s text:c="8"/>- <text:s text:c="6"/>"disgruntled" (mécontent),</text:p>
      <text:p text:style-name="P8"><text:s text:c="8"/>- <text:s text:c="6"/>"fuss" (remue-ménage, histoire, embarras),</text:p>
      <text:p text:style-name="P8"><text:s text:c="8"/>- <text:s text:c="6"/>"burgled" (cambriolé),</text:p>
      <text:p text:style-name="P8"><text:s text:c="8"/>- <text:s text:c="6"/>"curtain" (rideau),</text:p>
      <text:p text:style-name="P8"><text:s text:c="8"/>- <text:s text:c="6"/>"so long" (à plus).</text:p>
      <text:p text:style-name="P8"><text:span text:style-name="T1"/></text:p>
      <text:p text:style-name="P8"><text:span text:style-name="T1"/></text:p>
      <text:p text:style-name="P9"><text:span text:style-name="T1"><text:tab/></text:span></text:p>
      <text:p text:style-name="P8"><text:span text:style-name="T1">Week from 27th October to 2nd November</text:span></text:p>
      <text:p text:style-name="P6">Total = 7h10</text:p>
      <text:p text:style-name="P8"/>
      <text:p text:style-name="P8">I watched 10 episodes of the series "Lost".</text:p>
      <text:p text:style-name="P6">7 hours.</text:p>
      <text:p text:style-name="P8"/>
      <text:p text:style-name="P8">phonix.com : I read some news, like the new features brought to Linux 3.2 which will come in 2012 due to the tardiness of the release cycle.</text:p>
      <text:p text:style-name="P6">10 minutes.</text:p>
      <text:p text:style-name="P8"/>
      <text:p text:style-name="P8"/>
      <text:p text:style-name="P9"><text:tab/></text:p>
      <text:p text:style-name="P5">Week from 3rd to 9th November</text:p>
      <text:p text:style-name="P6">Total = 7h20</text:p>
      <text:p text:style-name="P8"/>
      <text:p text:style-name="P8">I watched 10 episodes of the series "Lost".</text:p>
      <text:p text:style-name="P6">7 hours.</text:p>
      <text:p text:style-name="P8"/>
      <text:p text:style-name="P8">I read a Wikipedia article about "Propellant depot" which explains that it could be interesting to make an orbital station which allows spacecraft to be fuelled in space.</text:p>
      <text:p text:style-name="P6">20 minutes.</text:p>
      <text:p text:style-name="P8"/>
      <text:p text:style-name="P2"><text:span text:style-name="T1">Week from 3rd to 9th November</text:span></text:p>
      <text:p text:style-name="P6">Total = 7h10</text:p>
      <text:p text:style-name="P8"/>
      <text:p text:style-name="P8">I watched the last 10 episodes of the series "Lost".</text:p>
      <text:p text:style-name="P6">7 hours.</text:p>
      <text:p text:style-name="P8"/>
      <text:p text:style-name="P8">Slashdot : I read 2 articles.</text:p>
      <text:p text:style-name="P8">The first one was about Japan. This country now has the most powerful supercomputer of the world!</text:p>
      <text:p text:style-name="P8">The second one explained how Google fights against software patents.</text:p>
      <text:p text:style-name="P6">10 minutes.</text:p>
      <text:p text:style-name="P8"/>
      <text:p text:style-name="P8"/>
      <text:p text:style-name="P9"><text:tab/></text:p>
      <text:p text:style-name="P5">Week from 3rd to 9th November</text:p>
      <text:p text:style-name="P6">Total = 1h10</text:p>
      <text:p text:style-name="P8"/>
      <text:p text:style-name="P8">I read some pieces of information about "how to join" and "prepare for the interview" in order to become a member of the what.cd website (and tracker).</text:p>
      <text:p text:style-name="P8">They evaluate applicants' knowledges in the sound domain. I read some documents to learn more about it, but it was very technical.</text:p>
      <text:p text:style-name="P6">20 minutes.</text:p>
      <text:p text:style-name="P8"/>
      <text:p text:style-name="P8">I read an article -and comments- on shareable.net which explains "the Project Shellter". It is the idea to use 3D printers to make shells for a marine species.</text:p>
      <text:p text:style-name="P8">But the article says also that it could just be an ad for 3D printers, the beaches don't deserve to be polluted with waste plastics.</text:p>
      <text:p text:style-name="P6">30 minutes.</text:p>
      <text:p text:style-name="P8"/>
      <text:p text:style-name="P8">I read an article about "visual dictionary" : http://explore.georgetown.edu/news/?ID=60788&amp;PageTemplateID=295</text:p>
      <text:p text:style-name="P8">It's about the speed of reading and the phonic comprehension of words. This research can be used to heal dyslexia.</text:p>
      <text:p text:style-name="P8">A link to this article was on slashdot.org .</text:p>
      <text:p text:style-name="P6">20 minutes.</text:p>
      <text:p text:style-name="P6"/>
      <text:p text:style-name="P6"/>
      <text:p text:style-name="P7"><text:tab/></text:p>
      <text:p text:style-name="P5">Week from 10th to 16th November</text:p>
      <text:p text:style-name="P6">Total = 1h20</text:p>
      <text:p text:style-name="P8"/>
      <text:p text:style-name="P8">I read an article about "self publishing" : http://www.guardian.co.uk/books/2011/nov/16/penguin-self-publishing</text:p>
      <text:p text:style-name="P8">With this technology, anyone can publish their own book. I really don't know if 'Penguin' is a good thing, but given that I am not intending to publish a book, I'm not the target of this company. People who want to publish a book would be more in a position than me to give a relevant opinion.</text:p>
      <text:p text:style-name="P6">10 minutes.</text:p>
      <text:p text:style-name="P8"/>
      <text:p text:style-name="P8">I read the chapter 4 of the Git Book (progit.org). Git is a dcvs (distributed content version system) which is an helpful tool for many developers. The chapter I read is about the different ways to set up a server to share the source code and to allow the co-workers to modify it.</text:p>
      <text:p text:style-name="P6">1hour.</text:p>
      <text:p text:style-name="P8"/>
      <text:p text:style-name="P8">I read the main page of a window tiling manager project web page called "i3wm" (.org).</text:p>
      <text:p text:style-name="P6">10 minutes.</text:p>
      <text:p text:style-name="P2"><text:span text:style-name="T1">Week from 17th to 23rd November</text:span></text:p>
      <text:p text:style-name="P6">Total = 1h05</text:p>
      <text:p text:style-name="P8"/>
      <text:p text:style-name="P8">I spent 20 minutes reading the specifications of Return Infinity.</text:p>
      <text:p text:style-name="P8">Return Infinity is a website about an operating system (named Baremetal) written entirely in Assembly. </text:p>
      <text:p text:style-name="P8">It provides an environment for learning and experimenting with programming in x86-64 Assembly. </text:p>
      <text:p text:style-name="P6">20 minutes.</text:p>
      <text:p text:style-name="P8"/>
      <text:p text:style-name="P8">I read an article on theregister.co.uk. It was about a server which nobody had seen for four years. Actually, it was sealed behind a wall.</text:p>
      <text:p text:style-name="P6">5 minutes.</text:p>
      <text:p text:style-name="P6"/>
      <text:p text:style-name="P8">I read this article : http://www.leidinger.net/blog/category/freebsd/jails/</text:p>
      <text:p text:style-name="P8">It is about BSDs operating systems and their "jail" system, to secure the system from an attack on a service. If an application is compromised, the system is safe. It's like "LXC" (Linux Containers) on Linux based systems.</text:p>
      <text:p text:style-name="P6">25 minutes.</text:p>
      <text:p text:style-name="P8"/>
      <text:p text:style-name="P8">I watched a video and read the main page of the "reprap" project : reprap.org/wiki/Main_Page .</text:p>
      <text:p text:style-name="P8">Reprap is a free desktop 3D printer capable of printing plastic objects. It's a self-replicating machine. Everyone can own one, and build another, again and again.</text:p>
      <text:p text:style-name="P8">We can "print" some useful objects, like a hat rack for example.</text:p>
      <text:p text:style-name="P6">About 15 minutes.</text:p>
      <text:p text:style-name="P8"/>
      <text:p text:style-name="P8"/>
      <text:p text:style-name="P9"><text:tab/></text:p>
      <text:p text:style-name="P5">Week from 24th to 30th November</text:p>
      <text:p text:style-name="P6">Total = 2h50</text:p>
      <text:p text:style-name="P8"/>
      <text:p text:style-name="P8">I read the page http://www.catb.org/~esr/faqs/smart-questions.html. It is about the right way to ask questions on the Internet and the quickest way to get useful answers.</text:p>
      <text:p text:style-name="P6">1 hour.</text:p>
      <text:p text:style-name="P6"/>
      <text:p text:style-name="P8">I read http://www.x.org/wiki/RadeonFeature. It is about the implementation of free drivers for ATI graphic cards.</text:p>
      <text:p text:style-name="P6">5 minutes.</text:p>
      <text:p text:style-name="P8"/>
      <text:p text:style-name="P8">I read https://www.eff.org/deeplinks/2011/11/hollywood-new-war-on-software-freedom-and-internet-innovation.</text:p>
      <text:p text:style-name="P8">This article is about the SOPA (Stop Online Piracy Act), a bill recently introduced in the House of Representatives in the USA. It points out to the fact that the SOPA is based on censorship and is a threat not only to software developers and distributors, but also to everyone's freedom.</text:p>
      <text:p text:style-name="P6">20 minutes.</text:p>
      <text:p text:style-name="P8"/>
      <text:p text:style-name="P8">I read http://exchangepedia.com/blog/2008/06/what-is-azalia-controller.html. </text:p>
      <text:p text:style-name="P8">It is about the new name of the Intel's sound cards (featured in my laptop, and I didn't know what it was, so I googled the name).</text:p>
      <text:p text:style-name="P6">5 minutes.</text:p>
      <text:p text:style-name="P8"/>
      <text:p text:style-name="P8">I subscribed to the OpenBSD mailing list, and I got -and read- 357 e-mails in a week ! OpenBSD is an operating system based on the "Secured by default" principle. </text:p>
      <text:p text:style-name="P8">It is the fact that when you install your operating system, you're protected from attacks, even if you're not a security engineer.</text:p>
      <text:p text:style-name="P6">1 hour 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WenQuanYi Micro Hei" style:font-size-asian="10.5pt" style:language-asian="fr" style:country-asian="FR" style:font-name-complex="Lohit Hind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101cm" fo:margin-bottom="1.10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07T21:00:55</dc:date>
    <dc:creator>juliette </dc:creator>
    <meta:generator>LibreOffice/3.4$Linux LibreOffice_project/340m1$Build-402</meta:generator>
    <meta:editing-duration>PT36M57S</meta:editing-duration>
    <meta:editing-cycles>5</meta:editing-cycles>
    <meta:document-statistic meta:table-count="0" meta:image-count="0" meta:object-count="0" meta:page-count="5" meta:paragraph-count="168" meta:word-count="1463" meta:character-count="9319" meta:non-whitespace-character-count="7345"/>
  </office:meta>
</office:document-meta>
</file>